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4pt" fo:font-weight="bold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8efba" officeooo:paragraph-rsid="0008efba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9f070" officeooo:paragraph-rsid="0009f070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9f070" officeooo:paragraph-rsid="0009f070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ab868" officeooo:paragraph-rsid="000ab868" fo:background-color="transparent" style:font-name-asian="Calibri"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de dados</text:p>
      <text:p text:style-name="P3"/>
      <text:p text:style-name="P3"/>
      <text:p text:style-name="P2">Banco de dados relacionais</text:p>
      <text:p text:style-name="P2"><text:tab/>Entidades, atributos e relacionamentos</text:p>
      <text:p text:style-name="P4"/>
      <text:p text:style-name="P2">Antes de começar a criação do banco, devemos modelar.</text:p>
      <text:p text:style-name="P2"><text:tab/>Utilizaremos:</text:p>
      <text:p text:style-name="P2"><text:tab/><text:tab/>texto | diagramas | texto</text:p>
      <text:p text:style-name="P2"><text:tab/>Modelo conceitual ou Modelo domínio;</text:p>
      <text:p text:style-name="P2"><text:tab/>Entendimento dos requisitos do sistema;</text:p>
      <text:p text:style-name="P2"><text:tab/>Representação visual;</text:p>
      <text:p text:style-name="P2"><text:tab/>Fundamental para todos que vão trabalhar com dados.</text:p>
      <text:p text:style-name="P4"/>
      <text:p text:style-name="P2">_SGBD</text:p>
      <text:p text:style-name="P2"><text:tab/>Sistema gerencial de banco de dados;</text:p>
      <text:p text:style-name="P2"><text:tab/>Interface para incluir, alterar ou consultar;</text:p>
      <text:p text:style-name="P2"><text:tab/>Tudo o que fazemos em um banco passa pelo SGBD</text:p>
      <text:p text:style-name="P2"><text:tab/>É comum confundirem com banco de dados.</text:p>
      <text:p text:style-name="P4"/>
      <text:p text:style-name="P4"/>
      <text:p text:style-name="P2">Alto nível</text:p>
      <text:p text:style-name="P2"><text:tab/>Linguagem do usuário, ou seja, linguagem do humano</text:p>
      <text:p text:style-name="P4"/>
      <text:p text:style-name="P2">Baixo nível</text:p>
      <text:p text:style-name="P2"><text:tab/>Linguagem de máquina</text:p>
      <text:p text:style-name="P4"/>
      <text:p text:style-name="P4">--------------------------------------------------------------------------------------------------------------------------</text:p>
      <text:p text:style-name="P4"/>
      <text:p text:style-name="P4">_mini-mundo</text:p>
      <text:p text:style-name="P4"/>
      <text:p text:style-name="P4">O banco de dados é uma representação de uma parte do mundo real</text:p>
      <text:p text:style-name="P4"><text:tab/>Relações</text:p>
      <text:p text:style-name="P4"><text:tab/>Abstrações</text:p>
      <text:p text:style-name="P4"/>
      <text:p text:style-name="P4">Abstração</text:p>
      <text:p text:style-name="P4"><text:tab/>Proceco mental;</text:p>
      <text:p text:style-name="P4"><text:tab/>Permite escolher ou isolar um aspecto determinado de coisas complexas;</text:p>
      <text:p text:style-name="P4"><text:tab/>Finalidade de simplificar a sua avaliação</text:p>
      <text:p text:style-name="P4"/>
      <text:p text:style-name="P4">MER <text:tab/></text:p>
      <text:p text:style-name="P4"><text:tab/>Modelo Entidade e Relacionamento;</text:p>
      <text:p text:style-name="P4"><text:tab/>Modelo conceitual;</text:p>
      <text:p text:style-name="P4"><text:tab/>Usado para descrever objetos, suas características e como se relacionam.</text:p>
      <text:p text:style-name="P4"/>
      <text:p text:style-name="P4">DER </text:p>
      <text:p text:style-name="P4"><text:tab/>Diagrama Entidade e Relacionamento</text:p>
      <text:p text:style-name="P4"><text:tab/>Representação gráfica do MER;</text:p>
      <text:p text:style-name="P4"><text:tab/>Muitas vezes é usado como sinônimo;</text:p>
      <text:p text:style-name="P4"><text:soft-page-break/><text:tab/>O diagrama facilita a comunicação entre todos.</text:p>
      <text:p text:style-name="P4"/>
      <text:p text:style-name="P4"/>
      <text:p text:style-name="P4">-----------------------------------------------------------------------------------------------------------------</text:p>
      <text:p text:style-name="P4"/>
      <text:p text:style-name="P4">Entidade é um objeto único no mundo real;</text:p>
      <text:p text:style-name="P4"><text:tab/>Clientes de uma empresa;</text:p>
      <text:p text:style-name="P4"><text:tab/>Carros que são vendidos;</text:p>
      <text:p text:style-name="P4"><text:tab/>Departamento de vendas;</text:p>
      <text:p text:style-name="P4"><text:tab/>Pode ser abstrata ou concreta;</text:p>
      <text:p text:style-name="P4"/>
      <text:p text:style-name="P4">Geralmente são atribuidos a um substantivo</text:p>
      <text:p text:style-name="P4"/>
      <text:p text:style-name="P4"/>
      <text:p text:style-name="P4">Entidade Forte</text:p>
      <text:p text:style-name="P4"><text:tab/>Existe independentemente de outra entidade</text:p>
      <text:p text:style-name="P4"/>
      <text:p text:style-name="P4">Entidade Fraca</text:p>
      <text:p text:style-name="P4"><text:tab/>Dependente de outra entidade</text:p>
      <text:p text:style-name="P4"/>
      <text:p text:style-name="P4"/>
      <text:p text:style-name="P4">------------------------------------------------------------------------------------------------------------------</text:p>
      <text:p text:style-name="P4"/>
      <text:p text:style-name="P4">Cardinalidade</text:p>
      <text:p text:style-name="P4"><text:tab/>Conectividade;</text:p>
      <text:p text:style-name="P4"><text:tab/>Como as entidades se conectam;</text:p>
      <text:p text:style-name="P4"/>
      <text:p text:style-name="P4">Cardinalidades </text:p>
      <text:p text:style-name="P4"><text:tab/>1:1 -&gt; Relacionamento de 1 para 1</text:p>
      <text:p text:style-name="P4"><text:tab/>1:n -&gt; Relacionamento de 1 para muitos</text:p>
      <text:p text:style-name="P4"><text:tab/>n:m -&gt; Relacionamento de muitos para muitos</text:p>
      <text:p text:style-name="P4"/>
      <text:p text:style-name="P4">Cardinalidade mínima</text:p>
      <text:p text:style-name="P4"><text:tab/>Dependendo da entidade, verifica a necessidade de obrigaroriamente ter uma cardinalidade.</text:p>
      <text:p text:style-name="P4"/>
      <text:p text:style-name="P4">Cardinalidade máxima</text:p>
      <text:p text:style-name="P4"><text:tab/>É o máximo de cardinalidade que uma entidade pode ter.</text:p>
      <text:p text:style-name="P4"/>
      <text:p text:style-name="P4">---------------------------------------------------------------------------------------------------------------------</text:p>
      <text:p text:style-name="P4"/>
      <text:p text:style-name="P6">Entidades:</text:p>
      <text:p text:style-name="P5"><text:tab/>Entidades representam um objeto do mundo real e que possuem uma existência independente, <text:tab/>como: pessoas, empresa, carro, casa, entre outras coisas.</text:p>
      <text:p text:style-name="P5"><text:tab/>Existem três tipos de entidade, as entidades fortes, que não dependem de outras entidades para <text:tab/>existirem.</text:p>
      <text:p text:style-name="P5"><text:tab/>As entidades fracas, dependem de outras entidades para existir, ou seja, elas não possuem <text:tab/>existência própria ou não ossuem atributos próprios para identificação, dependendo assim, dos <text:tab/>atributos chave das entidades fortes.</text:p>
      <text:p text:style-name="P5"><text:tab/>E as entidades associativas, que são utilizadas quando existe a necessidade de associar uma <text:tab/>entidade a um relacinamento.</text:p>
      <text:p text:style-name="P5"><text:soft-page-break/></text:p>
      <text:p text:style-name="P6">Atributos:</text:p>
      <text:p text:style-name="P6"><text:tab/>Descrevem as propriedades das entidades. </text:p>
      <text:p text:style-name="P6"><text:tab/>Os tipos de atributos são: simples, copostos, multivalorados, derivados e chave·</text:p>
      <text:p text:style-name="P6"/>
      <text:p text:style-name="P6"><text:tab/>Atributo simples: Sâo indivisíveis, ou seja, são atributos atômicos.</text:p>
      <text:p text:style-name="P6"><text:tab/>Atributo composto: Podem ser divididos em partes menores, que representam outros atributos.</text:p>
      <text:p text:style-name="P6"><text:tab/>Atributo multivalorado: Pode ter um ou N(vários) valores associados a ele.</text:p>
      <text:p text:style-name="P6"><text:tab/>Atributo derivado: Dependem de outro atributo ou até mesmo outra entidade para existir.</text:p>
      <text:p text:style-name="P6"><text:tab/>Atributo chave: É utilizado para identificar de forma única uma entidade.</text:p>
      <text:p text:style-name="P6"/>
      <text:p text:style-name="P6">-----------------------------------------------------------------------------------------------------------------------------------------------</text:p>
      <text:p text:style-name="P6"/>
      <text:p text:style-name="P8">MLDs – MFDs</text:p>
      <text:p text:style-name="P8"/>
      <text:p text:style-name="P8">MLDs → Modelo lógico de dados: É criado a partir das descrições dos dados representadas em um modelo conceitual. Descreve como os dados serão armazenados no banco de dados, identificando as entidades, os atributos, as chaves primárias e estrangeiras e os seus relacionamentos.</text:p>
      <text:p text:style-name="P8">Existem duas formas de se representar, a forma horizontal e a forma vertic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1" fo:font-size="11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7T16:44:48.322701335</dc:date>
    <meta:editing-duration>PT1H10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8" meta:word-count="485" meta:character-count="3890" meta:non-whitespace-character-count="3422"/>
  </office:meta>
</office:document-meta>
</file>